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699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9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117da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b19c6" officeooo:paragraph-rsid="000b19c6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0d896c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9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4" style:family="paragraph" style:parent-style-name="CabecalhoTabela">
      <style:paragraph-properties style:snap-to-layout-grid="false"/>
    </style:style>
    <style:style style:name="P15" style:family="paragraph" style:parent-style-name="CabecalhoTabela">
      <style:paragraph-properties style:snap-to-layout-grid="false"/>
      <style:text-properties officeooo:paragraph-rsid="0002101b"/>
    </style:style>
    <style:style style:name="P16" style:family="paragraph" style:parent-style-name="Texto_20_tabela">
      <style:paragraph-properties fo:text-align="center" style:justify-single-word="false" style:snap-to-layout-grid="false"/>
    </style:style>
    <style:style style:name="P17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096d4a"/>
    </style:style>
    <style:style style:name="P18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3163b"/>
    </style:style>
    <style:style style:name="P19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20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e6f81"/>
    </style:style>
    <style:style style:name="P21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39607"/>
    </style:style>
    <style:style style:name="P2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40d76"/>
    </style:style>
    <style:style style:name="P23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4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5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6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b19c6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28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29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3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1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32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39607" officeooo:paragraph-rsid="00139607"/>
    </style:style>
    <style:style style:name="P33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96d4a" officeooo:paragraph-rsid="00096d4a"/>
    </style:style>
    <style:style style:name="P34" style:family="paragraph" style:parent-style-name="Texto_20_tabela">
      <style:paragraph-properties fo:text-align="center" style:justify-single-word="false" style:snap-to-layout-grid="false"/>
      <style:text-properties officeooo:rsid="00139607" officeooo:paragraph-rsid="00139607"/>
    </style:style>
    <style:style style:name="P35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40d76" officeooo:paragraph-rsid="00140d76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9" style:family="paragraph" style:parent-style-name="Normal" style:list-style-name="L1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fo:font-weight="normal" officeooo:rsid="000be11a" officeooo:paragraph-rsid="00140d76" style:letter-kerning="true" style:font-name-asian="Times New Roman" style:font-size-asian="11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139607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language="pt" fo:country="BR" fo:font-weight="normal" officeooo:rsid="0002101b" style:letter-kerning="true" style:font-name-asian="Times New Roman" style:font-weight-asian="normal" style:font-name-complex="Arial" style:font-size-complex="10pt" style:language-complex="ar" style:country-complex="SA"/>
    </style:style>
    <style:style style:name="T11" style:family="text">
      <style:text-properties fo:font-size="11pt" style:font-name-asian="Times New Roman" style:font-size-asian="11pt"/>
    </style:style>
    <style:style style:name="T12" style:family="text">
      <style:text-properties fo:font-size="11pt" officeooo:rsid="00023a1f" style:font-name-asian="Times New Roman" style:font-size-asian="11pt" style:font-size-complex="11pt"/>
    </style:style>
    <style:style style:name="T13" style:family="text">
      <style:text-properties fo:font-size="10pt" style:font-name-asian="Times New Roman" style:font-size-asian="10pt"/>
    </style:style>
    <style:style style:name="T14" style:family="text">
      <style:text-properties fo:font-size="10pt" officeooo:rsid="004b5cce" style:font-name-asian="Times New Roman" style:font-size-asian="10pt"/>
    </style:style>
    <style:style style:name="T15" style:family="text">
      <style:text-properties fo:font-size="10pt" officeooo:rsid="0007aab8" style:font-name-asian="Times New Roman" style:font-size-asian="10pt"/>
    </style:style>
    <style:style style:name="T16" style:family="text">
      <style:text-properties fo:font-size="10pt" style:font-size-asian="8.75pt" style:font-size-complex="10pt"/>
    </style:style>
    <style:style style:name="T17" style:family="text">
      <style:text-properties officeooo:rsid="000d352d"/>
    </style:style>
    <style:style style:name="T18" style:family="text">
      <style:text-properties style:font-name-asian="Arial"/>
    </style:style>
    <style:style style:name="T19" style:family="text">
      <style:text-properties officeooo:rsid="0012ec50"/>
    </style:style>
    <style:style style:name="T20" style:family="text">
      <style:text-properties officeooo:rsid="0013163b"/>
    </style:style>
    <style:style style:name="T21" style:family="text">
      <style:text-properties officeooo:rsid="00139607"/>
    </style:style>
    <style:style style:name="T22" style:family="text">
      <style:text-properties officeooo:rsid="00140d76"/>
    </style:style>
    <style:style style:name="T23" style:family="text">
      <style:text-properties officeooo:rsid="00157ac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6">GRH</text:span> – Gestão de <text:span text:style-name="T6">Recursos Humanos</text:span></text:p>
      <text:p text:style-name="P8"/>
      <text:p text:style-name="P6">Documento de Especificação de Caso de Uso</text:p>
      <text:p text:style-name="P6"/>
      <text:p text:style-name="P7">UC<text:span text:style-name="T20">20</text:span> – <text:span text:style-name="T20">Aprovar Frequências Submetidas</text:span></text:p>
      <text:p text:style-name="P9"/>
      <text:p text:style-name="P9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4">Data</text:p>
          </table:table-cell>
          <table:table-cell table:style-name="Tabela1.A1" office:value-type="string">
            <text:p text:style-name="P14">Versão</text:p>
          </table:table-cell>
          <table:table-cell table:style-name="Tabela1.A1" office:value-type="string">
            <text:p text:style-name="P15">Responsável</text:p>
          </table:table-cell>
          <table:table-cell table:style-name="Tabela1.D1" office:value-type="string">
            <text:p text:style-name="P14">Alteração</text:p>
          </table:table-cell>
        </table:table-row>
        <table:table-row table:style-name="Tabela1.1">
          <table:table-cell table:style-name="Tabela1.A1" office:value-type="string">
            <text:p text:style-name="P16"><text:span text:style-name="T20">20/05</text:span>/201<text:span text:style-name="T17">5</text:span></text:p>
          </table:table-cell>
          <table:table-cell table:style-name="Tabela1.A1" office:value-type="string">
            <text:p text:style-name="P16">1.0</text:p>
          </table:table-cell>
          <table:table-cell table:style-name="Tabela1.A1" office:value-type="string">
            <text:p text:style-name="P18">Beatriz Brito do Rêgo</text:p>
          </table:table-cell>
          <table:table-cell table:style-name="Tabela1.D1" office:value-type="string">
            <text:p text:style-name="P31">Criação<text:span text:style-name="Fonte_20_parág._20_padrão"><text:span text:style-name="T18"> </text:span></text:span>do<text:span text:style-name="Fonte_20_parág._20_padrão"><text:span text:style-name="T18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34">26/05/2015</text:p>
          </table:table-cell>
          <table:table-cell table:style-name="Tabela1.A3" office:value-type="string">
            <text:p text:style-name="P34">1,5</text:p>
          </table:table-cell>
          <table:table-cell table:style-name="Tabela1.A3" office:value-type="string">
            <text:p text:style-name="P34">Beatriz Brito do Rêgo</text:p>
          </table:table-cell>
          <table:table-cell table:style-name="Tabela1.D3" office:value-type="string">
            <text:p text:style-name="P32">Atualização do Documento</text:p>
          </table:table-cell>
        </table:table-row>
        <table:table-row table:style-name="Tabela1.1"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D3" office:value-type="string">
            <text:p text:style-name="P33"/>
          </table:table-cell>
        </table:table-row>
      </table:table>
      <text:section text:style-name="Sect1" text:name="Seção1">
        <text:list xml:id="list6953987172298293423" text:style-name="WW8Num2">
          <text:list-item>
            <text:h text:style-name="P23" text:outline-level="1"><text:bookmark-start text:name="_Ref418497390"/><text:bookmark-start text:name="_Ref439573339"/>CASOS DE USO: <text:span text:style-name="T20">APROVAR FREQUÊNCIA SUBMETIDAS</text:span></text:h>
            <text:list>
              <text:list-item>
                <text:h text:style-name="P25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19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 </text:span></text:span><text:span text:style-name="Fonte_20_parág._20_padrão"><text:span text:style-name="T9">coordenador aprova as frequências submetidas pelos estagiários.</text:span></text:span></text:p>
        <text:list xml:id="list94946586718438" text:continue-numbering="true" text:style-name="WW8Num2">
          <text:list-item>
            <text:list>
              <text:list-item>
                <text:h text:style-name="P26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é o <text:span text:style-name="T6">Coordenador.</text:span></text:p>
        <text:list xml:id="list94945753176644" text:continue-numbering="true" text:style-name="WW8Num2">
          <text:list-item>
            <text:list>
              <text:list-item>
                <text:h text:style-name="P26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1">Coordenador seleciona o menu de frequência.</text:span></text:p>
        <text:p text:style-name="P3">2.<text:tab/><text:span text:style-name="T21">Coordenador escolhe turma </text:span></text:p>
        <text:p text:style-name="P20"><text:span text:style-name="T19">3.<text:tab/>Sistema lista todos com nomes dos estagiários referentes a turma selecionada, observação (comentários que coordenador inseriu que são visto pelos estagiários) e status da frequência, referente a data do dia atual.</text:span></text:p>
        <text:p text:style-name="P20"><text:tab/>-<text:span text:style-name="T21">Coordenador pode visualizar frequência de qualquer dia que desejar.</text:span></text:p>
        <text:p text:style-name="P20"><text:tab/>-<text:span text:style-name="T21">Coordenador pode modificar o status da frequência para os valores: </text:span>falta, abonado, presente, feriado.</text:p>
        <text:p text:style-name="P2"><text:span text:style-name="T19">4.</text:span><text:tab/><text:span text:style-name="T21">Coordenador seleciona a opção “Aprovar Frequências Submetidas” no final da página. </text:span></text:p>
        <text:p text:style-name="P5"><text:span text:style-name="T19">5.</text:span><text:tab/><text:span text:style-name="T21">Sistema informa que operação foi realizada com sucesso.</text:span><text:span text:style-name="T10"> </text:span></text:p>
        <text:list xml:id="list94945791685043" text:continue-numbering="true" text:style-name="WW8Num2">
          <text:list-item>
            <text:list>
              <text:list-item>
                <text:h text:style-name="P27" text:outline-level="2">Fluxos Alternativos </text:h>
              </text:list-item>
            </text:list>
          </text:list-item>
        </text:list>
        <text:p text:style-name="P21">1.<text:tab/><text:span text:style-name="T21">Coordenador seleciona o menu de frequência.</text:span></text:p>
        <text:p text:style-name="P21">2.<text:tab/><text:span text:style-name="T21">Coordenador escolhe turma </text:span></text:p>
        <text:p text:style-name="P22"><text:soft-page-break/><text:span text:style-name="T19">3.<text:tab/>Coordenador digita no campo busca o nome do estagiário que deseja efetuar a busca.</text:span></text:p>
        <text:p text:style-name="P22"><text:span text:style-name="T22">5. <text:tab/>Sistema lista a frequência do estagiário referente a pesquisa com as informações de dias de frequência (datas normais e de reposição), observações e status.</text:span></text:p>
        <text:p text:style-name="P4"/>
        <text:p text:style-name="P13">1.6<text:tab/>Fluxos de Exceção</text:p>
        <text:p text:style-name="P13"><text:tab/><text:span text:style-name="T16">Não se aplica</text:span></text:p>
        <text:p text:style-name="P10"/>
        <text:list xml:id="list8492794949244183911" text:style-name="L1">
          <text:list-header>
            <text:p text:style-name="P36"><text:span text:style-name="T14">1.</text:span><text:span text:style-name="T15">7</text:span><text:span text:style-name="T12"> <text:tab/>Pré-Condições</text:span></text:p>
          </text:list-header>
        </text:list>
        <text:p text:style-name="P12">Usuário Autenticado</text:p>
        <text:p text:style-name="P12">Para que o caso de uso seja iniciado é necessário que o usuário esteja autenticando no sistema e possua permissão de acesso a esta funcionalidade</text:p>
        <text:p text:style-name="P11"/>
        <text:list xml:id="list94945640537533" text:continue-numbering="true" text:style-name="L1">
          <text:list-header>
            <text:p text:style-name="P37"><text:span text:style-name="T13">1.</text:span><text:span text:style-name="T15">8</text:span><text:span text:style-name="T13"> </text:span><text:span text:style-name="T11"><text:tab/>Pós-Condições</text:span></text:p>
            <text:p text:style-name="P38">Informações salvas no banco de dados.</text:p>
          </text:list-header>
        </text:list>
        <text:list xml:id="list94945050313263" text:continue-list="list94945791685043" text:style-name="WW8Num2">
          <text:list-item>
            <text:h text:style-name="P24" text:outline-level="1">Relacionamento<text:span text:style-name="Fonte_20_parág._20_padrão"><text:span text:style-name="T18"> </text:span></text:span>com<text:span text:style-name="Fonte_20_parág._20_padrão"><text:span text:style-name="T18"> </text:span></text:span>Outros<text:span text:style-name="Fonte_20_parág._20_padrão"><text:span text:style-name="T18"> </text:span></text:span>Casos<text:span text:style-name="Fonte_20_parág._20_padrão"><text:span text:style-name="T18"> </text:span></text:span>de<text:span text:style-name="Fonte_20_parág._20_padrão"><text:span text:style-name="T18"> </text:span></text:span>Uso</text:h>
          </text:list-item>
        </text:list>
        <text:list xml:id="list94945120652269" text:continue-list="list94945640537533" text:style-name="L1">
          <text:list-header>
            <text:p text:style-name="P39"><text:span text:style-name="T22">Para aprovar frequência o caso de uso </text:span>UC0<text:span text:style-name="T22">9-Realizar Frequência precisa ter sido realizado.</text:span></text:p>
          </text:list-header>
        </text:list>
        <text:list xml:id="list94946198243158" text:continue-list="list94945050313263" text:style-name="WW8Num2">
          <text:list-item>
            <text:list>
              <text:list-item>
                <text:list>
                  <text:list-item>
                    <text:h text:style-name="P28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29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94945417327310" text:continue-numbering="true" text:style-name="WW8Num2">
          <text:list-item>
            <text:list>
              <text:list-item>
                <text:list>
                  <text:list-item>
                    <text:h text:style-name="P28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30">Não se aplica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5-26T09:49:44.875605000</dc:date>
    <meta:print-date>2007-05-07T23:41:00</meta:print-date>
    <meta:editing-cycles>17</meta:editing-cycles>
    <meta:editing-duration>PT1H17M31S</meta:editing-duration>
    <meta:generator>LibreOffice/4.2.7.2$Linux_X86_64 LibreOffice_project/420m0$Build-2</meta:generator>
    <meta:document-statistic meta:table-count="1" meta:image-count="2" meta:object-count="0" meta:page-count="2" meta:paragraph-count="47" meta:word-count="296" meta:character-count="1919" meta:non-whitespace-character-count="1664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